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text-properties officeooo:rsid="001a9e3a" officeooo:paragraph-rsid="001a9e3a"/>
    </style:style>
    <style:style style:name="P2" style:family="paragraph" style:parent-style-name="Heading_20_2">
      <style:text-properties officeooo:paragraph-rsid="0015042c"/>
    </style:style>
    <style:style style:name="P3" style:family="paragraph" style:parent-style-name="Heading_20_2">
      <style:text-properties officeooo:paragraph-rsid="0015bfec"/>
    </style:style>
    <style:style style:name="P4" style:family="paragraph" style:parent-style-name="Heading_20_2">
      <style:text-properties officeooo:paragraph-rsid="0016cf4e"/>
    </style:style>
    <style:style style:name="P5" style:family="paragraph" style:parent-style-name="Heading_20_2">
      <style:text-properties officeooo:rsid="001c4307" officeooo:paragraph-rsid="001c4307"/>
    </style:style>
    <style:style style:name="P6" style:family="paragraph" style:parent-style-name="Title">
      <style:text-properties officeooo:rsid="0015042c" officeooo:paragraph-rsid="0015042c"/>
    </style:style>
    <style:style style:name="P7" style:family="paragraph" style:parent-style-name="Text_20_body">
      <style:text-properties style:text-underline-style="solid" style:text-underline-width="auto" style:text-underline-color="font-color" fo:font-weight="bold" officeooo:rsid="00184883" officeooo:paragraph-rsid="00184883" style:font-weight-asian="bold" style:font-weight-complex="bold"/>
    </style:style>
    <style:style style:name="P8" style:family="paragraph" style:parent-style-name="Text_20_body">
      <style:text-properties officeooo:paragraph-rsid="0015042c"/>
    </style:style>
    <style:style style:name="P9" style:family="paragraph" style:parent-style-name="Text_20_body">
      <style:text-properties style:text-underline-style="none" officeooo:rsid="0015042c" officeooo:paragraph-rsid="0015042c"/>
    </style:style>
    <style:style style:name="P10" style:family="paragraph" style:parent-style-name="Text_20_body">
      <style:text-properties style:text-underline-style="none" fo:font-weight="normal" officeooo:rsid="00184883" officeooo:paragraph-rsid="00184883" style:font-weight-asian="normal" style:font-weight-complex="normal"/>
    </style:style>
    <style:style style:name="P11" style:family="paragraph" style:parent-style-name="Text_20_body">
      <style:text-properties style:text-underline-style="none" fo:font-weight="normal" officeooo:rsid="00184883" officeooo:paragraph-rsid="00194748" style:font-weight-asian="normal" style:font-weight-complex="normal"/>
    </style:style>
    <style:style style:name="P12" style:family="paragraph" style:parent-style-name="Text_20_body">
      <style:text-properties style:text-underline-style="none" fo:font-weight="normal" officeooo:rsid="00194748" officeooo:paragraph-rsid="00194748" style:font-weight-asian="normal" style:font-weight-complex="normal"/>
    </style:style>
    <style:style style:name="P13" style:family="paragraph" style:parent-style-name="Text_20_body">
      <style:text-properties style:text-underline-style="none" fo:font-weight="normal" officeooo:rsid="001e0cd8" officeooo:paragraph-rsid="001e0cd8" style:font-weight-asian="normal" style:font-weight-complex="normal"/>
    </style:style>
    <style:style style:name="P14" style:family="paragraph" style:parent-style-name="Text_20_body">
      <style:text-properties style:text-underline-style="none" fo:font-weight="bold" officeooo:rsid="00194748" officeooo:paragraph-rsid="00194748" style:font-weight-asian="bold" style:font-weight-complex="bold"/>
    </style:style>
    <style:style style:name="P15" style:family="paragraph" style:parent-style-name="Text_20_body">
      <style:text-properties style:text-underline-style="none" fo:font-weight="bold" officeooo:rsid="001e0cd8" officeooo:paragraph-rsid="001e0cd8" style:font-weight-asian="bold" style:font-weight-complex="bold"/>
    </style:style>
    <style:style style:name="P16" style:family="paragraph" style:parent-style-name="Text_20_body">
      <style:text-properties officeooo:paragraph-rsid="0015bfec"/>
    </style:style>
    <style:style style:name="P17" style:family="paragraph" style:parent-style-name="Text_20_body">
      <style:text-properties officeooo:rsid="0015bfec" officeooo:paragraph-rsid="0015bfec"/>
    </style:style>
    <style:style style:name="P18" style:family="paragraph" style:parent-style-name="Text_20_body">
      <style:text-properties fo:font-weight="bold" officeooo:rsid="0015bfec" officeooo:paragraph-rsid="0015bfec" style:font-weight-asian="bold" style:font-weight-complex="bold"/>
    </style:style>
    <style:style style:name="P19" style:family="paragraph" style:parent-style-name="Text_20_body">
      <style:text-properties officeooo:paragraph-rsid="0016cf4e"/>
    </style:style>
    <style:style style:name="P20" style:family="paragraph" style:parent-style-name="Text_20_body">
      <style:text-properties officeooo:rsid="00184883" officeooo:paragraph-rsid="00184883"/>
    </style:style>
    <style:style style:name="P21" style:family="paragraph" style:parent-style-name="Text_20_body">
      <style:text-properties officeooo:rsid="001d989c" officeooo:paragraph-rsid="001d989c"/>
    </style:style>
    <style:style style:name="P22" style:family="paragraph" style:parent-style-name="Text_20_body">
      <style:text-properties officeooo:rsid="0020d028" officeooo:paragraph-rsid="0020d028"/>
    </style:style>
    <style:style style:name="P23" style:family="paragraph" style:parent-style-name="Heading_20_1">
      <style:text-properties fo:color="#3399ff" style:text-underline-style="solid" style:text-underline-width="auto" style:text-underline-color="font-color" officeooo:rsid="0015042c" officeooo:paragraph-rsid="0015042c"/>
    </style:style>
    <style:style style:name="P24" style:family="paragraph" style:parent-style-name="Footer">
      <style:text-properties officeooo:rsid="001a9e3a" officeooo:paragraph-rsid="001a9e3a"/>
    </style:style>
    <style:style style:name="T1" style:family="text">
      <style:text-properties officeooo:rsid="0015042c"/>
    </style:style>
    <style:style style:name="T2" style:family="text">
      <style:text-properties style:text-underline-style="solid" style:text-underline-width="auto" style:text-underline-color="font-color" fo:font-weight="bold" officeooo:rsid="00184883" style:font-weight-asian="bold" style:font-weight-complex="bold"/>
    </style:style>
    <style:style style:name="T3" style:family="text">
      <style:text-properties officeooo:rsid="0015bfe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6cf4e"/>
    </style:style>
    <style:style style:name="T7" style:family="text">
      <style:text-properties officeooo:rsid="001a9e3a"/>
    </style:style>
    <style:style style:name="T8" style:family="text">
      <style:text-properties fo:color="#00331a" officeooo:rsid="0015042c"/>
    </style:style>
    <style:style style:name="T9" style:family="text">
      <style:text-properties fo:color="#00331a" officeooo:rsid="0015bfec"/>
    </style:style>
    <style:style style:name="T10" style:family="text">
      <style:text-properties fo:color="#cc0000"/>
    </style:style>
    <style:style style:name="T11" style:family="text">
      <style:text-properties fo:color="#cc0000" officeooo:rsid="0016cf4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W5HH Document</text:p>
      <text:h text:style-name="P23" text:outline-level="1">Problem statement:</text:h>
      <text:p text:style-name="P9">The problem is develop a system that is able to store stduent records in a file and is able is retrive document based on queries. These queries can range in their form, i.e., the may be looking for some specific attribute or a combination of them. The arrtibutes are Name, roll number, marks obtained ina subject, total marks, and garde.</text:p>
      <text:p text:style-name="P9"/>
      <text:h text:style-name="P2" text:outline-level="2"><text:span text:style-name="T8">Why</text:span><text:span text:style-name="T1"> is the system being developed?</text:span></text:h>
      <text:p text:style-name="P8"><text:span text:style-name="T1">The system under consideration is being develped to help an admisitraion of school to better organise the data and to provide a seamless way to upadate the student information. It also automates the some part of the pipeline like calcuation fo results.</text:span></text:p>
      <text:p text:style-name="P8"/>
      <text:h text:style-name="P2" text:outline-level="2"><text:span text:style-name="T8">What</text:span><text:span text:style-name="T1"> will be done?</text:span></text:h>
      <text:p text:style-name="P16"><text:span text:style-name="T3">The system under consideration can be broadly classified into two parts:</text:span></text:p>
      <text:p text:style-name="P16"><text:span text:style-name="T3">1. The data storage system</text:span></text:p>
      <text:p text:style-name="P17">2. The data query system</text:p>
      <text:p text:style-name="P17"><text:span text:style-name="T4">Data storage</text:span> system would deal with storing the data records in file. To accomplish this, the user will be presented with a simple command line interface where he/she would be asked to enter the details of the student.</text:p>
      <text:p text:style-name="P18">Data query <text:span text:style-name="T5">system deals with providing an interface for the user to retrive the student records or updating a particular record. </text:span></text:p>
      <text:p text:style-name="P18"><text:span text:style-name="T5"/></text:p>
      <text:p text:style-name="P18"><text:span text:style-name="T5">Both the systems will be developed by tomorow. We first statrt off by developing the Data storage system followed by the development of the Data query system.</text:span></text:p>
      <text:p text:style-name="P18"><text:span text:style-name="T5"/></text:p>
      <text:h text:style-name="P3" text:outline-level="2"><text:soft-page-break/><text:span text:style-name="T9">Who</text:span><text:span text:style-name="T3"> is responsible?</text:span></text:h>
      <text:p text:style-name="P16"><text:span text:style-name="T3">I, K. Sai Somanath, am soley responsible for analysising, designing, developing, and testing the complete system.</text:span></text:p>
      <text:h text:style-name="P3" text:outline-level="2"><text:span text:style-name="T9">Where</text:span><text:span text:style-name="T3"> are they organisationally located?</text:span></text:h>
      <text:p text:style-name="P19"><text:span text:style-name="T3">All personnel of the team will be majorly working out of AI Lab, University of Hyderabad, Hyderabad, Telangana.</text:span></text:p>
      <text:p text:style-name="P19"/>
      <text:h text:style-name="P4" text:outline-level="2"><text:span text:style-name="T11">How</text:span><text:span text:style-name="T6"> will the job be done?</text:span></text:h>
      <text:p text:style-name="Text_20_body"><text:span text:style-name="T2">Data storage system</text:span> </text:p>
      <text:p text:style-name="P20">The user will be prompted to enter the student’s details one by one, which in the end would be stored to file using elementary file operations. For the ease of development process, we give the take the input that a user provides to the system froma file.</text:p>
      <text:p text:style-name="P20"/>
      <text:p text:style-name="P7">Data query system</text:p>
      <text:p text:style-name="P10">The user can make queries based on an attibute, and all the student records that match the query will be displayed.</text:p>
      <text:p text:style-name="P10"/>
      <text:p text:style-name="P14">Pseudo code for Data storage system</text:p>
      <text:p text:style-name="P12">// A pseudo code for a system that is able to store data of a student in a file</text:p>
      <text:p text:style-name="P12"/>
      <text:p text:style-name="P12">ReadDetails() // A function to read the details of the student</text:p>
      <text:p text:style-name="P12">store() // A function to store the details in afile that can be retrived and modified later.</text:p>
      <text:p text:style-name="P15">Work flow:</text:p>
      <text:p text:style-name="P13">1. Get input from the user</text:p>
      <text:p text:style-name="P13">2. Check for any discrepencies</text:p>
      <text:p text:style-name="P13">3. Store the data</text:p>
      <text:p text:style-name="P11"/>
      <text:p text:style-name="P14"><text:soft-page-break/>Pseudo code for Data query system</text:p>
      <text:p text:style-name="P12">// A pseudo code for a system that is able to store data of a student in a file</text:p>
      <text:p text:style-name="P12"/>
      <text:p text:style-name="P12"><text:span text:style-name="T7">getQuery</text:span>() // A function to <text:span text:style-name="T7">get the query for a student</text:span></text:p>
      <text:p text:style-name="P12"><text:span text:style-name="T7">retriveOrUpdate</text:span>() // A function to <text:span text:style-name="T7">to retive the student details after an updation if required.</text:span></text:p>
      <text:p text:style-name="P15">Work flow:</text:p>
      <text:p text:style-name="P13">1. Get the type of query</text:p>
      <text:p text:style-name="P13">2. Get the query from the user</text:p>
      <text:p text:style-name="P13">3. Execute the query</text:p>
      <text:p text:style-name="P13">4. Dipslay the updated records</text:p>
      <text:h text:style-name="P5" text:outline-level="2"><text:span text:style-name="T10">How</text:span> much of resorces are required?</text:h>
      <text:p text:style-name="P21">Processor: Atleast 2.0GHz</text:p>
      <text:p text:style-name="P21">RAM: 512 MB</text:p>
      <text:p text:style-name="P21">Hard drive: 20 GB</text:p>
      <text:p text:style-name="P22">Team size: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a9e3a" officeooo:paragraph-rsid="001a9e3a"/>
    </style:style>
    <style:style style:name="MP2" style:family="paragraph" style:parent-style-name="Footer">
      <style:text-properties officeooo:rsid="001a9e3a" officeooo:paragraph-rsid="001a9e3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top="0.499cm"/>
      </style:footer-style>
    </style:page-layout>
  </office:automatic-styles>
  <office:master-styles>
    <style:master-page style:name="Standard" style:page-layout-name="Mpm1">
      <style:header>
        <text:p text:style-name="MP1">K. Sai Somanath</text:p>
        <text:p text:style-name="MP1">18MCMT28</text:p>
        <text:p text:style-name="MP1">M. Tech CS, UoH</text:p>
      </style:header>
      <style:footer>
        <text:p text:style-name="MP2"><text:page-number text:select-page="current">3</text:page-number></text:p>
        <text:p text:style-name="MP2">W5HH document for Mini-student databa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0:44:19.594849409</meta:creation-date>
    <meta:generator>LibreOffice/5.2.7.2$Linux_X86_64 LibreOffice_project/20m0$Build-2</meta:generator>
    <dc:date>2019-01-15T12:03:22.177924527</dc:date>
    <meta:editing-duration>PT15M18S</meta:editing-duration>
    <meta:editing-cycles>4</meta:editing-cycles>
    <meta:document-statistic meta:table-count="0" meta:image-count="0" meta:object-count="0" meta:page-count="3" meta:paragraph-count="48" meta:word-count="523" meta:character-count="2917" meta:non-whitespace-character-count="2440"/>
  </office:meta>
</office:document-meta>
</file>